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35ed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85145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0fcc41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0fcc41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185145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/>
      <style:text-properties officeooo:rsid="00149e71" officeooo:paragraph-rsid="00149e71"/>
    </style:style>
    <style:style style:name="P10" style:family="paragraph" style:parent-style-name="Standard">
      <style:paragraph-properties fo:text-align="start" style:justify-single-word="false" fo:padding="0cm" fo:border="none" style:shadow="none">
        <style:tab-stops/>
      </style:paragraph-properties>
      <style:text-properties style:font-name="Century Schoolbook L" fo:font-size="24pt" fo:font-style="normal" fo:font-weight="normal" officeooo:rsid="000f9cf4" officeooo:paragraph-rsid="000f9cf4" style:font-size-asian="24pt" style:font-style-asian="normal" style:font-weight-asian="normal" style:font-size-complex="24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padding="0cm" fo:border="none" style:shadow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 fo:padding="0cm" fo:border="none"/>
      <style:text-properties officeooo:paragraph-rsid="00135ede"/>
    </style:style>
    <style:style style:name="P13" style:family="paragraph" style:parent-style-name="Standard" style:list-style-name="L2">
      <style:paragraph-properties fo:text-align="start" style:justify-single-word="false" fo:padding="0cm" fo:border="none"/>
      <style:text-properties officeooo:paragraph-rsid="00135ede"/>
    </style:style>
    <style:style style:name="P14" style:family="paragraph" style:parent-style-name="Standard" style:list-style-name="L2">
      <style:paragraph-properties fo:text-align="start" style:justify-single-word="false" fo:padding="0cm" fo:border="none"/>
      <style:text-properties officeooo:paragraph-rsid="00147e83"/>
    </style:style>
    <style:style style:name="P15" style:family="paragraph" style:parent-style-name="Standard" style:list-style-name="L2">
      <style:paragraph-properties fo:text-align="start" style:justify-single-word="false" fo:padding="0cm" fo:border="none"/>
      <style:text-properties officeooo:paragraph-rsid="00149e71"/>
    </style:style>
    <style:style style:name="P16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officeooo:rsid="00149e71" officeooo:paragraph-rsid="00149e71" style:font-size-asian="13pt" style:font-size-complex="13pt"/>
    </style:style>
    <style:style style:name="P17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35ede" officeooo:paragraph-rsid="00149e71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ab5ec" officeooo:paragraph-rsid="00251aa9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 fo:padding="0cm" fo:border="none"/>
      <style:text-properties officeooo:rsid="00147e83" officeooo:paragraph-rsid="00147e83"/>
    </style:style>
    <style:style style:name="T1" style:family="text">
      <style:text-properties officeooo:rsid="001067f4"/>
    </style:style>
    <style:style style:name="T2" style:family="text">
      <style:text-properties style:font-name="Century Schoolbook 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Century Schoolbook L" fo:font-size="13pt" fo:font-style="normal" fo:font-weight="normal" officeooo:rsid="00135ede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entury Schoolbook L" fo:font-size="13pt" fo:font-style="normal" fo:font-weight="normal" officeooo:rsid="00147e83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Century Schoolbook L" fo:font-size="13pt" fo:font-style="normal" fo:font-weight="normal" officeooo:rsid="00149e7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officeooo:rsid="00149e71"/>
    </style:style>
    <style:style style:name="T7" style:family="text">
      <style:text-properties officeooo:rsid="001651fe"/>
    </style:style>
    <style:style style:name="T8" style:family="text">
      <style:text-properties officeooo:rsid="00185145"/>
    </style:style>
    <style:style style:name="T9" style:family="text">
      <style:text-properties officeooo:rsid="0018d180"/>
    </style:style>
    <style:style style:name="T10" style:family="text">
      <style:text-properties officeooo:rsid="002109c4"/>
    </style:style>
    <style:style style:name="T11" style:family="text">
      <style:text-properties officeooo:rsid="00230e72"/>
    </style:style>
    <style:style style:name="T12" style:family="text">
      <style:text-properties officeooo:rsid="00251aa9"/>
    </style:style>
    <text:list-style style:name="L1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ndard Symbols 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Schoolbook 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Indice </text:p>
      <text:p text:style-name="P1"/>
      <text:p text:style-name="P1"/>
      <text:p text:style-name="P11">1<text:tab/>Analisi<text:tab/><text:tab/><text:tab/><text:tab/><text:tab/><text:tab/><text:tab/><text:tab/></text:p>
      <text:p text:style-name="P1"><text:tab/>1.1 <text:tab/>Requisiti ___________________________________<text:span text:style-name="T9">2</text:span></text:p>
      <text:p text:style-name="P1"><text:tab/>1.2 <text:tab/>Analisi e modello del dominio<text:tab/> ________________<text:span text:style-name="T9">3</text:span></text:p>
      <text:p text:style-name="P1"/>
      <text:p text:style-name="P1">2 <text:tab/>Design <text:tab/><text:tab/><text:tab/><text:tab/><text:tab/><text:tab/><text:tab/><text:tab/></text:p>
      <text:p text:style-name="P1"><text:tab/>2.1 <text:tab/>Architettura _______________________________ </text:p>
      <text:p text:style-name="P1"><text:tab/>2.2 <text:tab/>Design dettagliato __________________________</text:p>
      <text:p text:style-name="P1"/>
      <text:p text:style-name="P1">3<text:tab/> Sviluppo <text:tab/><text:tab/><text:tab/><text:tab/><text:tab/><text:tab/><text:tab/><text:tab/></text:p>
      <text:p text:style-name="P1"><text:tab/>3.1 Testing automatizzato _________________________</text:p>
      <text:p text:style-name="P1"><text:tab/>3.2 Metodologia di lavoro __________________________</text:p>
      <text:p text:style-name="P1"><text:tab/>3.3 Note di sviluppo._______________________________</text:p>
      <text:p text:style-name="P1"/>
      <text:p text:style-name="P1">4 <text:tab/>Commenti finali<text:tab/><text:tab/><text:tab/><text:tab/><text:tab/><text:tab/><text:tab/> </text:p>
      <text:p text:style-name="P1"><text:tab/>4.1 Autovalutazione e lavori futuri _________________</text:p>
      <text:p text:style-name="P1"><text:tab/>4.2 Difficoltà incontrate e commenti per i docenti ____</text:p>
      <text:p text:style-name="P1"/>
      <text:p text:style-name="P1">A Guida utente 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Capitolo 1 </text:p>
      <text:p text:style-name="P5"/>
      <text:p text:style-name="P6">Analisi</text:p>
      <text:p text:style-name="P5"/>
      <text:p text:style-name="P7">1.1 Requisiti</text:p>
      <text:p text:style-name="P5"/>
      <text:p text:style-name="P2">Il software,<text:span text:style-name="T1">realizzato per un soddisfare un' esigenza di uno dei componenti del gruppo,</text:span> <text:span text:style-name="T1">mira a realizzare un software adibito alla gestione di uno o più magazzini di una casa editrice</text:span>. <text:span text:style-name="T7">Si presuppone che l'utente sia l'amministratore di uno o più magazzini, che contengono i libri di una casa editrice. Ciò significa che tutti i libri sono della stessa casa editrice e che, se ci fossero due o più magazzini, questi non debbano agire l'uno indipendentemente dall'altro.</text:span></text:p>
      <text:p text:style-name="P2"/>
      <text:p text:style-name="P3">Requisiti concordati</text:p>
      <text:list xml:id="list1271590909156050216" text:style-name="L1">
        <text:list-item>
          <text:p text:style-name="P12"><text:span text:style-name="T3">Gestione delle attività di un</text:span><text:span text:style-name="T4">o</text:span><text:span text:style-name="T3"> </text:span><text:span text:style-name="T4">o più </text:span><text:span text:style-name="T3">magazzin</text:span><text:span text:style-name="T4">i</text:span><text:span text:style-name="T3">, le quali prevedono</text:span></text:p>
        </text:list-item>
      </text:list>
      <text:list xml:id="list6759877947487526428" text:style-name="L2">
        <text:list-item>
          <text:list>
            <text:list-item>
              <text:p text:style-name="P16">Inizializzazione di un magazzino. Questo prevederà a sua volta funzioni di inserimento libri, o pacchetti di libri.</text:p>
            </text:list-item>
            <text:list-item>
              <text:p text:style-name="P13"><text:span text:style-name="T4">F</text:span><text:span text:style-name="T3">unzioni di trasferimento libri(in entrata o in uscita), verso più entità trasferenti(possono essere altri magazzini, persone, librerie, azienda che stampa libri).</text:span></text:p>
            </text:list-item>
            <text:list-item>
              <text:p text:style-name="P14"><text:span text:style-name="T4">M</text:span><text:span text:style-name="T3">odifica dei suddetti ordini in entrata o in uscita(p.e. una libreria ha sbagliato la quantità di un certo tipo di libro per un ordine).</text:span></text:p>
            </text:list-item>
            <text:list-item>
              <text:p text:style-name="P19"><text:span text:style-name="T3">R</text:span><text:span text:style-name="T2">icerca nel database dei magazzini posseduti, di un libro. Saranno fornite informazioni circa la quantità, e circa i campi opzionali posseduti(p.e. collana). Sarà prevista la funzione di autocompletamento.</text:span></text:p>
            </text:list-item>
            <text:list-item>
              <text:p text:style-name="P19"><text:span text:style-name="T3">R</text:span><text:span text:style-name="T2">icerca nel database dei magazzini posseduti, di tutti i libri che possiedono una o più certe caratteristiche(ricerca filtrata).</text:span></text:p>
            </text:list-item>
          </text:list>
        </text:list-item>
        <text:list-item>
          <text:p text:style-name="P17">Creazione di file che rappresentino il resoconto <text:span text:style-name="T6">relativo al saldo, e ralativo al contenuto,</text:span> di un dato periodo di tempo(mensile,annuale) <text:span text:style-name="T6">di uno o più magazzini.</text:span></text:p>
        </text:list-item>
        <text:list-item>
          <text:p text:style-name="P15"><text:span text:style-name="T3">Rappresentazione statistica dei dati utili presenti in database</text:span><text:span text:style-name="T5">(p.e. percentuale libri con prezzo maggiore </text:span>€ <text:span text:style-name="T5">10).</text:span></text:p>
        </text:list-item>
      </text:list>
      <text:p text:style-name="P9"/>
      <text:p text:style-name="P9"><text:span text:style-name="T5">R</text:span><text:span text:style-name="T2">equisiti opzionali</text:span></text:p>
      <text:list xml:id="list155019171025219" text:continue-numbering="true" text:style-name="L2">
        <text:list-item>
          <text:p text:style-name="P16">Lettura di un file da utilizzare come input per registrazione multipla <text:soft-page-break/>di movimenti .</text:p>
        </text:list-item>
        <text:list-item>
          <text:p text:style-name="P16">Creazione di grafici statistici a partire dai dati raccolti .</text:p>
        </text:list-item>
        <text:list-item>
          <text:p text:style-name="P16">Visualizzazione posizione corriere espresso per i libri spediti attraverso API corriere/RSS .</text:p>
        </text:list-item>
        <text:list-item>
          <text:p text:style-name="P16">Invio di mail relative ai resoconti direttamente dal software verso un ipotetico commercialista .</text:p>
        </text:list-item>
      </text:list>
      <text:p text:style-name="P4"/>
      <text:p text:style-name="P4"/>
      <text:p text:style-name="P8">1.<text:span text:style-name="T8">2 Analisi e modello del dominio</text:span></text:p>
      <text:p text:style-name="P4"/>
      <text:p text:style-name="P18">MedusaBookDepot <text:span text:style-name="T11">dovrà essere in grado di accedere e controllare uno o più magazzini(probabilmente nella versione demo ce ne saranno due di default), nelle loro operazioni interne e verso l'esterno. Dovrà essere infatti capace di reperire informazioni relativi ai magazzini(come libri contenuti o nome del magazzino) ed effettuare trasferimenti verso altre entità capaci di trasferire libri(stampa, private persone, librerie, altri magazzini). Naturalmente alcune di queste saranno capaci solo di ricevere, altre solo di <text:s/>inviare, e altre avranno entrambe le funzioni. </text:span>MedusaBookDepot <text:span text:style-name="T12">dovrà inoltre gestire i trasferimeti, stabilendo quindi la data di partenza, la data di arrivo, oltre ai vari campi(tracking number, libri contenuti ecc.). Dovrà anche in questo caso reperire informazioni relative ai trasferimenti(passati e futuri). Una difficoltà quindi sarà quella di trovare un modo per ottenere le informazioni da un input, e scrivere le informazioni su un output, di modo che riavviata l'applicazioni tutte le informazioni relative ai trasferimenti e ai depositi non vadano perse.</text:span> Gli elementi costitutivi il <text:span text:style-name="T12">dominio </text:span>sono sintetizzati <text:span text:style-name="T12">nella figura sottostante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0.06pt solid #ffffff" fo:border-right="none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41.597406785</meta:creation-date>
    <dc:date>2016-02-10T15:50:17.857548206</dc:date>
    <meta:editing-duration>PT1H46M27S</meta:editing-duration>
    <meta:editing-cycles>23</meta:editing-cycles>
    <meta:generator>LibreOffice/4.2.8.2$Linux_x86 LibreOffice_project/420m0$Build-2</meta:generator>
    <meta:document-statistic meta:table-count="0" meta:image-count="0" meta:object-count="0" meta:page-count="3" meta:paragraph-count="36" meta:word-count="537" meta:character-count="3795" meta:non-whitespace-character-count="3249"/>
  </office:meta>
</office:document-meta>
</file>